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ec15d4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officeooo:paragraph-rsid="01498a2f" style:text-blinking="false" fo:background-color="transparent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94d0dc" officeooo:paragraph-rsid="01498a2f" style:text-blinking="false" fo:background-color="transparent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61922b" officeooo:paragraph-rsid="0161922b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463b1d" officeooo:paragraph-rsid="0161922b" style:text-blinking="false" fo:background-color="transparent" style:font-weight-asian="bold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3aadd" officeooo:paragraph-rsid="00d110c9" style:text-blinking="false" fo:background-color="transparent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7b0faf" officeooo:paragraph-rsid="0161922b" style:text-blinking="false" fo:background-color="transparent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13b75a7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8b346" officeooo:paragraph-rsid="00d110c9" style:text-blinking="false" fo:background-color="transparent"/>
    </style:style>
    <style:style style:name="P11" style:family="paragraph" style:parent-style-name="Standard">
      <style:text-properties officeooo:rsid="013b0b51" officeooo:paragraph-rsid="0144ad1e" fo:background-color="transparent"/>
    </style:style>
    <style:style style:name="P12" style:family="paragraph" style:parent-style-name="Standard">
      <style:text-properties officeooo:paragraph-rsid="01501058" fo:background-color="transparent"/>
    </style:style>
    <style:style style:name="P13" style:family="paragraph" style:parent-style-name="Standard">
      <style:text-properties officeooo:rsid="0066973f" officeooo:paragraph-rsid="0158ac8d"/>
    </style:style>
    <style:style style:name="P14" style:family="paragraph" style:parent-style-name="Standard">
      <style:text-properties officeooo:paragraph-rsid="0161922b"/>
    </style:style>
    <style:style style:name="P15" style:family="paragraph" style:parent-style-name="Standard">
      <style:text-properties officeooo:paragraph-rsid="01463b1d"/>
    </style:style>
    <style:style style:name="P16" style:family="paragraph" style:parent-style-name="Title">
      <style:text-properties officeooo:rsid="013e7443" officeooo:paragraph-rsid="013e7443"/>
    </style:style>
    <style:style style:name="T1" style:family="text">
      <style:text-properties style:text-position="super 58%" officeooo:rsid="007dee78"/>
    </style:style>
    <style:style style:name="T2" style:family="text">
      <style:text-properties fo:font-variant="normal" fo:text-transform="none" fo:color="#00008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520cf5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fe739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498a2f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e31df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e7443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fe739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463b1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53af46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f252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6033a3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61922b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b75a7" style:text-blinking="false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db68a" style:text-blinking="false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6801f" style:text-blinking="false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3e31df" style:text-blinking="false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59e7ca" style:text-blinking="false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61922b" style:text-blinking="false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75aae0" style:text-blinking="false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7b0faf" style:text-blinking="false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498a2f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501058" style:text-blinking="false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6801f" style:text-blinking="false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574418" style:text-blinking="false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5b82d0" style:text-blinking="false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c04562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39a6b9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3e7443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3fe739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c0f252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c433e9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61922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44ad1e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67da40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6b056d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13e31df" style:text-blinking="false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56801f" style:text-blinking="false" style:font-weight-asian="bold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f548bd" style:text-blinking="false" fo:background-color="transparent" loext:char-shading-value="0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150d048" style:text-blinking="false" fo:background-color="transparent" loext:char-shading-value="0" style:font-style-asian="italic" style:font-weight-asian="bold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158ac8d" style:text-blinking="false" fo:background-color="transparent" loext:char-shading-value="0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150fcae" style:text-blinking="false" fo:background-color="transparent" loext:char-shading-value="0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94d0dc" style:text-blinking="false" fo:background-color="transparent" loext:char-shading-value="0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1498a2f" style:text-blinking="false" fo:background-color="transparent" loext:char-shading-value="0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ce181e" style:text-line-through-style="none" style:text-line-through-type="none" style:font-name="Times New Roman" fo:font-size="12pt" fo:font-style="italic" style:text-underline-style="none" fo:font-weight="bold" officeooo:rsid="0094d0dc" style:text-blinking="false" fo:background-color="transparent" loext:char-shading-value="0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ce181e" style:text-line-through-style="none" style:text-line-through-type="none" style:font-name="Times New Roman" fo:font-size="12pt" fo:font-style="italic" style:text-underline-style="none" fo:font-weight="bold" officeooo:rsid="01498a2f" style:text-blinking="false" fo:background-color="transparent" loext:char-shading-value="0" style:font-style-asian="italic" style:font-weight-asian="bold" style:font-style-complex="italic" style:font-weight-complex="bold"/>
    </style:style>
    <style:style style:name="T49" style:family="text">
      <style:text-properties officeooo:rsid="00520cf5"/>
    </style:style>
    <style:style style:name="T50" style:family="text">
      <style:text-properties fo:color="#000080" officeooo:rsid="00520cf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16ac938"/>
    </style:style>
    <style:style style:name="T54" style:family="text">
      <style:text-properties officeooo:rsid="016f7f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oftware Setup</text:p>
      <text:p text:style-name="P8"/>
      <text:p text:style-name="Standard"><text:span text:style-name="T44">Our</text:span><text:span text:style-name="T45"> </text:span><text:span text:style-name="T44">instructions are</text:span><text:span text:style-name="T45"> intended to be used with our </text:span><text:span text:style-name="T47">YouTube videos</text:span><text:span text:style-name="T45"> that </text:span><text:span text:style-name="T44">illustrate the different steps.</text:span><text:span text:style-name="T45"> For the </text:span><text:span text:style-name="T46">software setup</text:span><text:span text:style-name="T45"> </text:span><text:span text:style-name="T44">watch</text:span><text:span text:style-name="T45">: </text:span><text:a xlink:type="simple" xlink:href="https://youtu.be/wo60NqK9n20" text:style-name="Internet_20_link" text:visited-style-name="Visited_20_Internet_20_Link"><text:span text:style-name="T51">“How to build the SensorBox – Software Setup”</text:span></text:a><text:span text:style-name="T45">.</text:span></text:p>
      <text:p text:style-name="P3"/>
      <text:p text:style-name="P4"><text:span text:style-name="T53">We are o</text:span>nly <text:span text:style-name="T53">doing</text:span> a basic software setup <text:span text:style-name="T53">here</text:span> to make sure <text:span text:style-name="T54">that </text:span>all components <text:span text:style-name="T54">with their drivers and libraries</text:span> are working properly.</text:p>
      <text:p text:style-name="P4"/>
      <text:p text:style-name="P14"><text:span text:style-name="T6">The intend </text:span><text:span text:style-name="T13">for</text:span><text:span text:style-name="T6"> the SensorBox is </text:span><text:span text:style-name="T7">to be able to</text:span><text:span text:style-name="T6"> do </text:span><text:span text:style-name="T8">the </text:span><text:span text:style-name="T31">software </text:span><text:span text:style-name="T29">development directly on </text:span><text:span text:style-name="T32">t</text:span><text:span text:style-name="T29">he Sensor</text:span><text:span text:style-name="T30">B</text:span><text:span text:style-name="T29">ox</text:span><text:span text:style-name="T3">, </text:span><text:span text:style-name="T5">on </text:span><text:span text:style-name="T3">t</text:span><text:span text:style-name="T4">h</text:span><text:span text:style-name="T9">e NVIDIA Jetson Xavie</text:span><text:span text:style-name="T4">r NX</text:span><text:span text:style-name="T3">. </text:span></text:p>
      <text:p text:style-name="P2"/>
      <text:p text:style-name="P13"><text:span text:style-name="T43">As an option</text:span><text:span text:style-name="T41">, we also provide the same software setup for the host computer, with exception to the Arducam Sony IMX219 camera modules that require MIPI-CSI connectors that are </text:span><text:span text:style-name="T42">not</text:span><text:span text:style-name="T41"> available </text:span><text:span text:style-name="T42">on the host computer</text:span><text:span text:style-name="T41">. </text:span></text:p>
      <text:p text:style-name="P15"/>
      <text:p text:style-name="P14"><text:span text:style-name="T49">We use the </text:span><text:a xlink:type="simple" xlink:href="https://docs.nvidia.com/sdk-manager" text:style-name="Internet_20_link" text:visited-style-name="Visited_20_Internet_20_Link"><text:span text:style-name="T2">NVIDIA SDK Manager</text:span></text:a><text:span text:style-name="T50"> </text:span><text:span text:style-name="T49">to </text:span>set up the <text:span text:style-name="T51">NVIDIA development environment </text:span>on the host computer and the NVIDIA Jetson Xavier NX.<text:span text:style-name="T52"> </text:span></text:p>
      <text:p text:style-name="P14"/>
      <text:p text:style-name="P12"><text:span text:style-name="T18">We use the </text:span><text:a xlink:type="simple" xlink:href="https://www.arduino.cc/en/software" text:style-name="Internet_20_link" text:visited-style-name="Visited_20_Internet_20_Link"><text:span text:style-name="T51">Arduino IDE</text:span></text:a><text:span text:style-name="T23"> </text:span><text:span text:style-name="T25">as</text:span><text:span text:style-name="T18"> the </text:span><text:span text:style-name="T39">Arduino </text:span><text:span text:style-name="T40">development environment</text:span><text:span text:style-name="T26"> </text:span><text:span text:style-name="T27">for</text:span><text:span text:style-name="T26"> </text:span><text:span text:style-name="T18">the SparkFun Redboard Turbo</text:span><text:span text:style-name="T23">, </text:span><text:span text:style-name="T24">which at its heart is an Arduino Zero, </text:span><text:span text:style-name="T28">and the suite of sensors connected to it.</text:span></text:p>
      <text:p text:style-name="P5"/>
      <text:p text:style-name="P14"><text:span text:style-name="T10">I</text:span><text:span text:style-name="T11">nstallation i</text:span><text:span text:style-name="T10">nstructions are provided </text:span><text:span text:style-name="T14">as</text:span><text:span text:style-name="T10">: </text:span><text:span text:style-name="T14">a) </text:span><text:span text:style-name="T35">manu</text:span><text:span text:style-name="T36">a</text:span><text:span text:style-name="T35">l instruction</text:span><text:span text:style-name="T38">s</text:span><text:span text:style-name="T14"> b</text:span><text:span text:style-name="T12">) </text:span><text:span text:style-name="T37">S</text:span><text:span text:style-name="T33">cripts</text:span><text:span text:style-name="T12"> and </text:span><text:span text:style-name="T14">c</text:span><text:span text:style-name="T12">) </text:span><text:span text:style-name="T33">Docker</text:span><text:span text:style-name="T34">files</text:span><text:span text:style-name="T12">. </text:span></text:p>
      <text:p text:style-name="P7"/>
      <text:p text:style-name="P11"><text:span text:style-name="T17">I</text:span><text:span text:style-name="T15">nstructions on how to </text:span><text:span text:style-name="T16">set up </text:span><text:span text:style-name="T20">and use</text:span><text:span text:style-name="T16"> the software for the different components can be found in the</text:span><text:span text:style-name="T22">ir</text:span><text:span text:style-name="T16"> </text:span><text:span text:style-name="T21">respective </text:span><text:span text:style-name="T16">documents </text:span><text:span text:style-name="T19">in this folder.</text:span></text:p>
      <text:p text:style-name="P6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ec15d4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7-17T21:37:39.883561967</dc:date>
    <meta:editing-duration>P3DT6H15M31S</meta:editing-duration>
    <meta:editing-cycles>148</meta:editing-cycles>
    <meta:print-date>2021-04-19T23:21:22.782699714</meta:print-date>
    <meta:document-statistic meta:table-count="0" meta:image-count="0" meta:object-count="0" meta:page-count="1" meta:paragraph-count="10" meta:word-count="207" meta:character-count="1243" meta:non-whitespace-character-count="1041"/>
  </office:meta>
</office:document-meta>
</file>